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66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ingle device</text:p>
          </table:table-cell>
          <table:covered-table-cell table:number-columns-repeated="2"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Identification (out of 20)</text:p>
          </table:table-cell>
          <table:table-cell table:style-name="ce2" office:value-type="string" calcext:value-type="string">
            <text:p>Accuracy (%)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3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D2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formula="of:=[.B4]/0.2"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5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6]/0.2"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3" office:value-type="string" calcext:value-type="string">
            <text:p>D5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formula="of:=[.B7]/0.2"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Overall accuracy</text:p>
          </table:table-cell>
          <table:table-cell table:style-name="ce7" table:formula="of:=SUM([.B3:.B7])" office:value-type="float" office:value="99" calcext:value-type="float">
            <text:p>99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5"/>
          <table:table-cell table:style-name="ce6" table:number-columns-repeated="2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2" office:value-type="string" calcext:value-type="string">
            <text:p>Dev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 DEVICES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D2 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D5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E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2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3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4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D5</text:p>
          </table:table-cell>
          <table:table-cell table:style-name="ce3"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DEVICE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1d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2d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4d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DEVIC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D2D3D1D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3D1D5D2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3D1D4D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1d3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7:41:09.947779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shish </meta:initial-creator>
    <meta:creation-date>2016-03-08T22:23:30.223742840</meta:creation-date>
    <dc:date>2016-03-09T18:47:45.665759390</dc:date>
    <dc:creator>Aashish </dc:creator>
    <meta:editing-duration>PT1H5M33S</meta:editing-duration>
    <meta:editing-cycles>14</meta:editing-cycles>
    <meta:generator>LibreOffice/4.2.8.2$Linux_X86_64 LibreOffice_project/420m0$Build-2</meta:generator>
    <meta:document-statistic meta:table-count="1" meta:cell-count="72" meta:object-count="0"/>
  </office:meta>
</office:document-meta>
</file>